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T2" style:parent-style-name="DefaultParagraphFont" style:family="text">
      <style:text-properties fo:font-weight="bold" style:font-weight-asian="bold" fo:font-size="16pt" style:font-size-asian="16pt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Standard" style:family="paragraph">
      <style:text-properties fo:color="#3366FF"/>
    </style:style>
  </office:automatic-styles>
  <office:body>
    <office:text text:use-soft-page-breaks="true">
      <text:p text:style-name="P1"/>
      <text:p text:style-name="Standard"><text:span text:style-name="T2">Needs Analysis for Content Strategy</text:span></text:p>
      <text:p text:style-name="Standard"/>
      <text:p text:style-name="Standard"/>
      <text:p text:style-name="Standard"><text:span text:style-name="T3">Site</text:span></text:p>
      <text:p text:style-name="Standard">http://www.pureskinlounge.com</text:p>
      <text:p text:style-name="Standard"/>
      <text:p text:style-name="Standard"><text:span text:style-name="T4">Audience Profile</text:span></text:p>
      <text:p text:style-name="Standard">Male/Female (no age, but wants keep their youthful appeal)</text:p>
      <text:p text:style-name="Standard">Beauty conscious professionals.</text:p>
      <text:p text:style-name="Standard"/>
      <text:p text:style-name="Standard"><text:span text:style-name="T5">Subject Matter</text:span></text:p>
      <text:p text:style-name="Standard">Skin care, waxing, and tanning.</text:p>
      <text:p text:style-name="Standard"/>
      <text:p text:style-name="Standard"><text:span text:style-name="T6">Desired Outcome</text:span></text:p>
      <text:list text:style-name="LFO2" text:continue-numbering="true">
        <text:list-item>
          <text:p text:style-name="P7">Targeted SEO within reasonable travel for clientèle that enjoys leisure, pampering and visual improvements.</text:p>
        </text:list-item>
        <text:list-item>
          <text:p text:style-name="P8">Easy product purchase renewal process. Do NOT bother clientèle with details.</text:p>
        </text:list-item>
        <text:list-item>
          <text:p text:style-name="P9">Valued<text:s/>scheduling (booking) system.</text:p>
        </text:list-item>
        <text:list-item>
          <text:p text:style-name="P10">Images moved to top to catch visitor eye and tell a visual story.</text:p>
        </text:list-item>
        <text:list-item>
          <text:p text:style-name="P11">Specific landing page (show complete pleasurable experience with story on it) – NOT the about page.</text:p>
        </text:list-item>
        <text:list-item>
          <text:p text:style-name="P12">Because it's word of mouth (show ratings &amp;<text:s/>reviews), the less said is better (less service explanations &amp; product information).</text:p>
        </text:list-item>
        <text:list-item>
          <text:p text:style-name="P13">Visual carousel</text:p>
        </text:list-item>
        <text:list-item>
          <text:p text:style-name="P14">lab room clean visuals</text:p>
        </text:list-item>
        <text:list-item>
          <text:p text:style-name="P15">bright fashion colors</text:p>
        </text:list-item>
        <text:list-item>
          <text:p text:style-name="P16">product reviews (but treatment comparison photos)</text:p>
        </text:list-item>
        <text:list-item>
          <text:p text:style-name="P17">Needs logo (and visual theme) to connect with clientèle, along with a text typography that delivers her “story”</text:p>
        </text:list-item>
        <text:list-item>
          <text:p text:style-name="P18">Definitions within all pages should be HTML tagged as a definition list (currently tagged as &lt;p&gt;)</text:p>
        </text:list-item>
      </text:list>
      <text:p text:style-name="Standard"/>
      <text:p text:style-name="Standard"><text:span text:style-name="T19">Voice and Tone</text:span></text:p>
      <text:list text:style-name="LFO3" text:continue-numbering="true">
        <text:list-item>
          <text:p text:style-name="P20">Upscale and beautiful.</text:p>
        </text:list-item>
        <text:list-item>
          <text:p text:style-name="P21">Relaxing and elegant care.</text:p>
        </text:list-item>
      </text:list>
      <text:p text:style-name="Standard"/>
      <text:p text:style-name="Standard"><text:span text:style-name="T22">Reason for Choosing Site</text:span></text:p>
      <text:p text:style-name="Standard">Owner is a client.</text:p>
      <text:p text:style-name="P2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MS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lab</dc:creator>
    <meta:creation-date>2013-03-05T23:07:00Z</meta:creation-date>
    <dc:date>2016-03-14T15:19:00Z</dc:date>
    <meta:template xlink:href="Normal.dotm" xlink:type="simple"/>
    <meta:editing-cycles>19</meta:editing-cycles>
    <meta:editing-duration>PT6180S</meta:editing-duration>
    <meta:user-defined meta:name="AppVersion">14.0000</meta:user-defined>
    <meta:user-defined meta:name="Company">VM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8" meta:character-count="1195" meta:row-count="8" meta:non-whitespace-character-count="1019"/>
  </office:meta>
</office:document-meta>
</file>